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HeaderCell" style:family="table-cell" style:display-name="HeaderCell">
      <style:table-cell-properties fo:background-color="#2C3E50" fo:padding="0.15cm"/>
      <style:text-properties fo:font-size="11pt" fo:font-weight="bold" fo:color="#FFFFFF" fo:font-family="Arial"/>
    </style:style>
    <style:style style:name="DataCell" style:family="table-cell" style:display-name="DataCell">
      <style:table-cell-properties fo:padding="0.1cm" fo:border-bottom="0.5pt solid #DEE2E6"/>
      <style:text-properties fo:font-size="10pt" fo:font-family="Arial"/>
    </style:style>
    <style:style style:name="CatCell" style:family="table-cell" style:display-name="CatCell">
      <style:table-cell-properties fo:background-color="#F0F4F8" fo:padding="0.1cm" fo:border-bottom="0.5pt solid #DEE2E6"/>
      <style:text-properties fo:font-size="10pt" fo:font-family="Arial"/>
    </style:style>
    <style:style style:name="EvenCell" style:family="table-cell" style:display-name="EvenCell">
      <style:table-cell-properties fo:background-color="#F9FAFB" fo:padding="0.1cm" fo:border-bottom="0.5pt solid #DEE2E6"/>
      <style:text-properties fo:font-size="10pt" fo:font-family="Arial"/>
    </style:style>
    <style:style style:name="EvenCatCell" style:family="table-cell" style:display-name="EvenCatCell">
      <style:table-cell-properties fo:background-color="#EEF1F5" fo:padding="0.1cm" fo:border-bottom="0.5pt solid #DEE2E6"/>
      <style:text-properties fo:font-size="10pt" fo:font-family="Arial"/>
    </style:style>
    <style:style style:name="Col0" style:family="table-column" style:display-name="Col0">
      <style:table-column-properties style:column-width="8cm"/>
    </style:style>
    <style:style style:name="Col1" style:family="table-column" style:display-name="Col1">
      <style:table-column-properties style:column-width="16cm"/>
    </style:style>
    <style:style style:name="Col2" style:family="table-column" style:display-name="Col2">
      <style:table-column-properties style:column-width="10cm"/>
    </style:style>
    <style:style style:name="Col3" style:family="table-column" style:display-name="Col3">
      <style:table-column-properties style:column-width="5cm"/>
    </style:style>
    <style:style style:name="Col4" style:family="table-column" style:display-name="Col4">
      <style:table-column-properties style:column-width="5cm"/>
    </style:style>
    <style:style style:name="Col5" style:family="table-column" style:display-name="Col5">
      <style:table-column-properties style:column-width="5cm"/>
    </style:style>
    <style:style style:name="Col6" style:family="table-column" style:display-name="Col6">
      <style:table-column-properties style:column-width="5cm"/>
    </style:style>
    <style:style style:name="Col7" style:family="table-column" style:display-name="Col7">
      <style:table-column-properties style:column-width="5cm"/>
    </style:style>
    <style:style style:name="Col8" style:family="table-column" style:display-name="Col8">
      <style:table-column-properties style:column-width="5cm"/>
    </style:style>
    <style:style style:name="Col9" style:family="table-column" style:display-name="Col9">
      <style:table-column-properties style:column-width="6cm"/>
    </style:style>
  </office:automatic-styles>
  <office:body>
    <office:spreadsheet>
      <table:table table:name="Articles">
        <table:table-column table:style-name="Col0"/>
        <table:table-column table:style-name="Col1"/>
        <table:table-column table:style-name="Col2"/>
        <table:table-column table:style-name="Col3"/>
        <table:table-column table:style-name="Col4"/>
        <table:table-column table:style-name="Col5"/>
        <table:table-column table:style-name="Col6"/>
        <table:table-column table:style-name="Col7"/>
        <table:table-column table:style-name="Col8"/>
        <table:table-column table:style-name="Col9"/>
        <table:table-row>
          <table:table-cell table:style-name="HeaderCell">
            <text:p>Titre</text:p>
          </table:table-cell>
          <table:table-cell table:style-name="HeaderCell">
            <text:p>Description</text:p>
          </table:table-cell>
          <table:table-cell table:style-name="HeaderCell">
            <text:p>URL sur uneiaparjour.fr</text:p>
          </table:table-cell>
          <table:table-cell table:style-name="HeaderCell">
            <text:p>Catégorie 1</text:p>
          </table:table-cell>
          <table:table-cell table:style-name="HeaderCell">
            <text:p>Catégorie 2</text:p>
          </table:table-cell>
          <table:table-cell table:style-name="HeaderCell">
            <text:p>Catégorie 3</text:p>
          </table:table-cell>
          <table:table-cell table:style-name="HeaderCell">
            <text:p>Catégorie 4</text:p>
          </table:table-cell>
          <table:table-cell table:style-name="HeaderCell">
            <text:p>Catégorie 5</text:p>
          </table:table-cell>
          <table:table-cell table:style-name="HeaderCell">
            <text:p>Catégorie 6</text:p>
          </table:table-cell>
          <table:table-cell table:style-name="HeaderCell">
            <text:p>Date de publication</text:p>
          </table:table-cell>
        </table:table-row>
        <table:table-row>
          <table:table-cell table:style-name="DataCell">
            <text:p>World Monitor</text:p>
          </table:table-cell>
          <table:table-cell table:style-name="DataCell">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DataCell">
            <text:p>https://www.uneiaparjour.fr/world-monitor/</text:p>
          </table:table-cell>
          <table:table-cell table:style-name="CatCell">
            <text:p>actualités et fact-checking</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10/04/2026</text:p>
          </table:table-cell>
        </table:table-row>
        <table:table-row>
          <table:table-cell table:style-name="EvenCell">
            <text:p>Blueprint</text:p>
          </table:table-cell>
          <table:table-cell table:style-name="EvenCell">
            <text:p>Blueprint (https://www.blueprint.am/) génère des prototypes détaillés à partir d’une instruction et d’un chatbot.</text:p>
          </table:table-cell>
          <table:table-cell table:style-name="EvenCell">
            <text:p>https://www.uneiaparjour.fr/blueprint/</text:p>
          </table:table-cell>
          <table:table-cell table:style-name="EvenCatCell">
            <text:p>application</text:p>
          </table:table-cell>
          <table:table-cell table:style-name="EvenCatCell">
            <text:p>images 3D</text:p>
          </table:table-cell>
          <table:table-cell table:style-name="EvenCatCell">
            <text:p>tutoriel</text:p>
          </table:table-cell>
          <table:table-cell table:style-name="EvenCatCell">
            <text:p/>
          </table:table-cell>
          <table:table-cell table:style-name="EvenCatCell">
            <text:p/>
          </table:table-cell>
          <table:table-cell table:style-name="EvenCatCell">
            <text:p/>
          </table:table-cell>
          <table:table-cell table:style-name="EvenCell">
            <text:p>09/04/2026</text:p>
          </table:table-cell>
        </table:table-row>
        <table:table-row>
          <table:table-cell table:style-name="DataCell">
            <text:p>Google Vids – Veo 3.1</text:p>
          </table:table-cell>
          <table:table-cell table:style-name="DataCell">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DataCell">
            <text:p>https://www.uneiaparjour.fr/google-vids-veo-3-1/</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4/2026</text:p>
          </table:table-cell>
        </table:table-row>
        <table:table-row>
          <table:table-cell table:style-name="EvenCell">
            <text:p>Adam</text:p>
          </table:table-cell>
          <table:table-cell table:style-name="EvenCell">
            <text:p>Adam (https://adam.new/ et documentation : https://github.com/Adam-CAD/CADAM) est un modèle qui, couplé à un modèle de langage, transforme une requête émise e langage naturel en un objet 3D.</text:p>
          </table:table-cell>
          <table:table-cell table:style-name="EvenCell">
            <text:p>https://www.uneiaparjour.fr/adam/</text:p>
          </table:table-cell>
          <table:table-cell table:style-name="EvenCatCell">
            <text:p>images 3D</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4/2026</text:p>
          </table:table-cell>
        </table:table-row>
        <table:table-row>
          <table:table-cell table:style-name="DataCell">
            <text:p>Voice generator</text:p>
          </table:table-cell>
          <table:table-cell table:style-name="DataCell">
            <text:p>Voice generator (https://voice-generator.com/) transforme des textes en voix à partir de texte écrit ou collé, pdf ou epub.</text:p>
          </table:table-cell>
          <table:table-cell table:style-name="DataCell">
            <text:p>https://www.uneiaparjour.fr/voice-generator/</text:p>
          </table:table-cell>
          <table:table-cell table:style-name="CatCell">
            <text:p>sans compte</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06/04/2026</text:p>
          </table:table-cell>
        </table:table-row>
        <table:table-row>
          <table:table-cell table:style-name="EvenCell">
            <text:p>Gemma 4</text:p>
          </table:table-cell>
          <table:table-cell table:style-name="EvenCell">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EvenCell">
            <text:p>https://www.uneiaparjour.fr/gemma-4/</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05/04/2026</text:p>
          </table:table-cell>
        </table:table-row>
        <table:table-row>
          <table:table-cell table:style-name="DataCell">
            <text:p>Zawa</text:p>
          </table:table-cell>
          <table:table-cell table:style-name="DataCell">
            <text:p>Zawa (ex X-design – https://zawa.ai/) est un chatbot combiné à un tableau blanc spécialisé dans la génération de contenus visuels, image ou vidéo ou page html.</text:p>
          </table:table-cell>
          <table:table-cell table:style-name="DataCell">
            <text:p>https://www.uneiaparjour.fr/zawa/</text:p>
          </table:table-cell>
          <table:table-cell table:style-name="CatCell">
            <text:p>images</text:p>
          </table:table-cell>
          <table:table-cell table:style-name="CatCell">
            <text:p>présentation</text:p>
          </table:table-cell>
          <table:table-cell table:style-name="CatCell">
            <text:p>texte</text:p>
          </table:table-cell>
          <table:table-cell table:style-name="CatCell">
            <text:p>vidéo</text:p>
          </table:table-cell>
          <table:table-cell table:style-name="CatCell">
            <text:p/>
          </table:table-cell>
          <table:table-cell table:style-name="CatCell">
            <text:p/>
          </table:table-cell>
          <table:table-cell table:style-name="DataCell">
            <text:p>04/04/2026</text:p>
          </table:table-cell>
        </table:table-row>
        <table:table-row>
          <table:table-cell table:style-name="EvenCell">
            <text:p>Du texte au monde</text:p>
          </table:table-cell>
          <table:table-cell table:style-name="EvenCell">
            <text:p>Focus de la lettre 31</text:p>
          </table:table-cell>
          <table:table-cell table:style-name="EvenCell">
            <text:p>https://www.uneiaparjour.fr/du-texte-au-mond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4/2026</text:p>
          </table:table-cell>
        </table:table-row>
        <table:table-row>
          <table:table-cell table:style-name="DataCell">
            <text:p>Scholar Labs</text:p>
          </table:table-cell>
          <table:table-cell table:style-name="DataCell">
            <text:p>Scholar Labs (https://scholar.google.fr/) est un moteur de recherche en langage naturel expérimental intégré à Google Scholar, accessible depuis la barre de menus.</text:p>
          </table:table-cell>
          <table:table-cell table:style-name="DataCell">
            <text:p>https://www.uneiaparjour.fr/scholar-labs/</text:p>
          </table:table-cell>
          <table:table-cell table:style-name="CatCell">
            <text:p>recherch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4/2026</text:p>
          </table:table-cell>
        </table:table-row>
        <table:table-row>
          <table:table-cell table:style-name="EvenCell">
            <text:p>Pixpark</text:p>
          </table:table-cell>
          <table:table-cell table:style-name="EvenCell">
            <text:p>Pixpark (https://pixpark.ai/) génère des images à partir d’une instruction ou d’une image de référence.</text:p>
          </table:table-cell>
          <table:table-cell table:style-name="EvenCell">
            <text:p>https://www.uneiaparjour.fr/pixpark/</text:p>
          </table:table-cell>
          <table:table-cell table:style-name="EvenCatCell">
            <text:p>imag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4/2026</text:p>
          </table:table-cell>
        </table:table-row>
        <table:table-row>
          <table:table-cell table:style-name="DataCell">
            <text:p>Seedance 2</text:p>
          </table:table-cell>
          <table:table-cell table:style-name="DataCell">
            <text:p>Seedance 2 (disponible dans Capcut et dans Dreamina) est la dernière version du modèle de génération de vidéo de Bytedance.</text:p>
          </table:table-cell>
          <table:table-cell table:style-name="DataCell">
            <text:p>https://www.uneiaparjour.fr/seedance-2/</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4/2026</text:p>
          </table:table-cell>
        </table:table-row>
        <table:table-row>
          <table:table-cell table:style-name="EvenCell">
            <text:p>Molmo web</text:p>
          </table:table-cell>
          <table:table-cell table:style-name="EvenCell">
            <text:p>Molmo Web (Documentation : https://allenai.org/blog/molmoweb et démonstration : https://molmoweb.allen.ai/) est un agent web qui automatise une recherche internet commandée par une instruction donnée dans un chatbot.</text:p>
          </table:table-cell>
          <table:table-cell table:style-name="EvenCell">
            <text:p>https://www.uneiaparjour.fr/molmo-web/</text:p>
          </table:table-cell>
          <table:table-cell table:style-name="EvenCatCell">
            <text:p>automatisation</text:p>
          </table:table-cell>
          <table:table-cell table:style-name="EvenCatCell">
            <text:p>open source</text:p>
          </table:table-cell>
          <table:table-cell table:style-name="EvenCatCell">
            <text:p>recherche</text:p>
          </table:table-cell>
          <table:table-cell table:style-name="EvenCatCell">
            <text:p>usage illimité</text:p>
          </table:table-cell>
          <table:table-cell table:style-name="EvenCatCell">
            <text:p/>
          </table:table-cell>
          <table:table-cell table:style-name="EvenCatCell">
            <text:p/>
          </table:table-cell>
          <table:table-cell table:style-name="EvenCell">
            <text:p>31/03/2026</text:p>
          </table:table-cell>
        </table:table-row>
        <table:table-row>
          <table:table-cell table:style-name="DataCell">
            <text:p>Cohere transcribe</text:p>
          </table:table-cell>
          <table:table-cell table:style-name="DataCell">
            <text:p>Cohere transcribe (documentation : https://huggingface.co/CohereLabs/cohere-transcribe-03-2026 et démonstration : https://huggingface.co/spaces/CohereLabs/cohere-transcribe-03-2026) retranscrit des audios enregistrés ou importés.</text:p>
          </table:table-cell>
          <table:table-cell table:style-name="DataCell">
            <text:p>https://www.uneiaparjour.fr/cohere-transcribe/</text:p>
          </table:table-cell>
          <table:table-cell table:style-name="CatCell">
            <text:p>open source</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30/03/2026</text:p>
          </table:table-cell>
        </table:table-row>
        <table:table-row>
          <table:table-cell table:style-name="EvenCell">
            <text:p>BookletAI</text:p>
          </table:table-cell>
          <table:table-cell table:style-name="EvenCell">
            <text:p>BookletAI (https://bookletai.org) génère des « livrets » sous forme de pages html qui se tournent ou de pdf qui peuvent être partagés et présentés en ligne à partir d’un sujet et d’un temps de lecture.</text:p>
          </table:table-cell>
          <table:table-cell table:style-name="EvenCell">
            <text:p>https://www.uneiaparjour.fr/bookletai/</text:p>
          </table:table-cell>
          <table:table-cell table:style-name="EvenCatCell">
            <text:p>images</text:p>
          </table:table-cell>
          <table:table-cell table:style-name="EvenCatCell">
            <text:p>infographie</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ell">
            <text:p>29/03/2026</text:p>
          </table:table-cell>
        </table:table-row>
        <table:table-row>
          <table:table-cell table:style-name="DataCell">
            <text:p>Omma</text:p>
          </table:table-cell>
          <table:table-cell table:style-name="DataCell">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DataCell">
            <text:p>https://www.uneiaparjour.fr/omma/</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3/2026</text:p>
          </table:table-cell>
        </table:table-row>
        <table:table-row>
          <table:table-cell table:style-name="EvenCell">
            <text:p>Écho : quand faire un jeu sur la délégation devient une expérience de délégation</text:p>
          </table:table-cell>
          <table:table-cell table:style-name="EvenCell">
            <text:p>Focus de la lettre 30</text:p>
          </table:table-cell>
          <table:table-cell table:style-name="EvenCell">
            <text:p>https://www.uneiaparjour.fr/echo-quand-faire-un-jeu-sur-la-delegation-devient-une-experience-de-delegation/</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3/2026</text:p>
          </table:table-cell>
        </table:table-row>
        <table:table-row>
          <table:table-cell table:style-name="DataCell">
            <text:p>Thaura</text:p>
          </table:table-cell>
          <table:table-cell table:style-name="DataCell">
            <text:p>Thaura (https://thaura.ai/), « révolution » en arabe, est un chatbot éthique, frugal, engagé… et très complet.</text:p>
          </table:table-cell>
          <table:table-cell table:style-name="DataCell">
            <text:p>https://www.uneiaparjour.fr/thaura/</text:p>
          </table:table-cell>
          <table:table-cell table:style-name="CatCell">
            <text:p>application</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7/03/2026</text:p>
          </table:table-cell>
        </table:table-row>
        <table:table-row>
          <table:table-cell table:style-name="EvenCell">
            <text:p>Public ai</text:p>
          </table:table-cell>
          <table:table-cell table:style-name="EvenCell">
            <text:p>Public Ai (Chatbot : https://chat.publicai.co, site du projet : https://publicai.co/ et documentation : https://github.com/forpublicai) est un chatbot open source basé sur le modèle de langage Apertus et SEA-LION V4.</text:p>
          </table:table-cell>
          <table:table-cell table:style-name="EvenCell">
            <text:p>https://www.uneiaparjour.fr/public-ai/</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ell">
            <text:p>26/03/2026</text:p>
          </table:table-cell>
        </table:table-row>
        <table:table-row>
          <table:table-cell table:style-name="DataCell">
            <text:p>Video notes</text:p>
          </table:table-cell>
          <table:table-cell table:style-name="DataCell">
            <text:p>Video notes (https://www.video-notes.co/) propose l’analyse de vidéos youtube avec transcription, résumé détaillé, analyse, chatbot et notes.</text:p>
          </table:table-cell>
          <table:table-cell table:style-name="DataCell">
            <text:p>https://www.uneiaparjour.fr/video-notes/</text:p>
          </table:table-cell>
          <table:table-cell table:style-name="CatCell">
            <text:p>chatbot</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3/2026</text:p>
          </table:table-cell>
        </table:table-row>
        <table:table-row>
          <table:table-cell table:style-name="EvenCell">
            <text:p>Tosea</text:p>
          </table:table-cell>
          <table:table-cell table:style-name="EvenCell">
            <text:p>Tosea (https://tosea.ai/) génère des présnetations à partir d’un document pdf (orientation vers articles scientifiques et documents académiques) et d’un chatbot intégré.</text:p>
          </table:table-cell>
          <table:table-cell table:style-name="EvenCell">
            <text:p>https://www.uneiaparjour.fr/tosea/</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3/2026</text:p>
          </table:table-cell>
        </table:table-row>
        <table:table-row>
          <table:table-cell table:style-name="DataCell">
            <text:p>Thinkingline</text:p>
          </table:table-cell>
          <table:table-cell table:style-name="DataCell">
            <text:p>Thinkingline (https://www.thinkingline.com/) génère des vidéos éducatives et des images vectorielles à partir d’une instruction en mode skethnote animé avec présentation orale.</text:p>
          </table:table-cell>
          <table:table-cell table:style-name="DataCell">
            <text:p>https://www.uneiaparjour.fr/thinkingline/</text:p>
          </table:table-cell>
          <table:table-cell table:style-name="CatCell">
            <text:p>éducation</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23/03/2026</text:p>
          </table:table-cell>
        </table:table-row>
        <table:table-row>
          <table:table-cell table:style-name="EvenCell">
            <text:p>Comabot</text:p>
          </table:table-cell>
          <table:table-cell table:style-name="EvenCell">
            <text:p>Comabot (https://commabot.com/) analyse des fichiers csv à partir d’instructions.</text:p>
          </table:table-cell>
          <table:table-cell table:style-name="EvenCell">
            <text:p>https://www.uneiaparjour.fr/comabot/</text:p>
          </table:table-cell>
          <table:table-cell table:style-name="EvenCatCell">
            <text:p>donné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3/2026</text:p>
          </table:table-cell>
        </table:table-row>
        <table:table-row>
          <table:table-cell table:style-name="DataCell">
            <text:p>Make it</text:p>
          </table:table-cell>
          <table:table-cell table:style-name="DataCell">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DataCell">
            <text:p>https://www.uneiaparjour.fr/make-it/</text:p>
          </table:table-cell>
          <table:table-cell table:style-name="CatCell">
            <text:p>application</text:p>
          </table:table-cell>
          <table:table-cell table:style-name="CatCell">
            <text:p>tutoriel</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1/03/2026</text:p>
          </table:table-cell>
        </table:table-row>
        <table:table-row>
          <table:table-cell table:style-name="EvenCell">
            <text:p>De la vraisemblance ou du sens ?</text:p>
          </table:table-cell>
          <table:table-cell table:style-name="EvenCell">
            <text:p>Focus de la lettre 29</text:p>
          </table:table-cell>
          <table:table-cell table:style-name="EvenCell">
            <text:p>https://www.uneiaparjour.fr/de-la-vraisemblance-ou-du-sen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3/2026</text:p>
          </table:table-cell>
        </table:table-row>
        <table:table-row>
          <table:table-cell table:style-name="DataCell">
            <text:p>Wacka</text:p>
          </table:table-cell>
          <table:table-cell table:style-name="DataCell">
            <text:p>Wacka (https://whacka.app) génère des applications au format mobile disponibles en ligne à partir d’une instruction et d’un chatbot.</text:p>
          </table:table-cell>
          <table:table-cell table:style-name="DataCell">
            <text:p>https://www.uneiaparjour.fr/wacka/</text:p>
          </table:table-cell>
          <table:table-cell table:style-name="CatCell">
            <text:p>application</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3/2026</text:p>
          </table:table-cell>
        </table:table-row>
        <table:table-row>
          <table:table-cell table:style-name="EvenCell">
            <text:p>Cartesia</text:p>
          </table:table-cell>
          <table:table-cell table:style-name="EvenCell">
            <text:p>Cartesia (https://cartesia.ai/sonic) est une application modèle « Texte vers voix « déployés avec deux versionq : un version génération de texte et une version chatbot audio interrogeable.</text:p>
          </table:table-cell>
          <table:table-cell table:style-name="EvenCell">
            <text:p>https://www.uneiaparjour.fr/cartesia/</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03/2026</text:p>
          </table:table-cell>
        </table:table-row>
        <table:table-row>
          <table:table-cell table:style-name="DataCell">
            <text:p>Clico</text:p>
          </table:table-cell>
          <table:table-cell table:style-name="DataCell">
            <text:p>Clico (https://tryclico.com/) est une extension pour navigateur (Chrome, Edge, Brave, Arc, et tous navigateurs basés sur Chromium) qui intègre les fonctionnalités d’un chatbot directement dans les pages visitées :</text:p>
          </table:table-cell>
          <table:table-cell table:style-name="DataCell">
            <text:p>https://www.uneiaparjour.fr/clico/</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3/2026</text:p>
          </table:table-cell>
        </table:table-row>
        <table:table-row>
          <table:table-cell table:style-name="EvenCell">
            <text:p>Creatus Music</text:p>
          </table:table-cell>
          <table:table-cell table:style-name="EvenCell">
            <text:p>Crztus Music (https://music.creatus.ai) génère des morceaux de musique à partir d’un genre accompagnés d’une instruction ou des paroles importées.</text:p>
          </table:table-cell>
          <table:table-cell table:style-name="EvenCell">
            <text:p>https://www.uneiaparjour.fr/creatus-music/</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3/2026</text:p>
          </table:table-cell>
        </table:table-row>
        <table:table-row>
          <table:table-cell table:style-name="DataCell">
            <text:p>Knowlify</text:p>
          </table:table-cell>
          <table:table-cell table:style-name="DataCell">
            <text:p>Knowlify (https://www.knowlify.com – choisir « Plateform ») géère des vidéos explicatives à partir d’une instruction et d’une voix choisie.</text:p>
          </table:table-cell>
          <table:table-cell table:style-name="DataCell">
            <text:p>https://www.uneiaparjour.fr/knowlify/</text:p>
          </table:table-cell>
          <table:table-cell table:style-name="CatCell">
            <text:p>éducation</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03/2026</text:p>
          </table:table-cell>
        </table:table-row>
        <table:table-row>
          <table:table-cell table:style-name="EvenCell">
            <text:p>Gistilo</text:p>
          </table:table-cell>
          <table:table-cell table:style-name="EvenCell">
            <text:p>Gistilo (https://gistilo.com) résume des vidéos Youtube.</text:p>
          </table:table-cell>
          <table:table-cell table:style-name="EvenCell">
            <text:p>https://www.uneiaparjour.fr/gistilo/</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3/2026</text:p>
          </table:table-cell>
        </table:table-row>
        <table:table-row>
          <table:table-cell table:style-name="DataCell">
            <text:p>Creen</text:p>
          </table:table-cell>
          <table:table-cell table:style-name="DataCell">
            <text:p>Creen (https://www.creen.ai) génère images et vidéos à partir d’une instruction ou d’images. Trois modèles pour la générationd ‘images (Creen / seedream / Z-image) et 4 pour la génération de vidéos (Creen / seedance / Hailuo / Wan).</text:p>
          </table:table-cell>
          <table:table-cell table:style-name="DataCell">
            <text:p>https://www.uneiaparjour.fr/creen/</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3/2026</text:p>
          </table:table-cell>
        </table:table-row>
        <table:table-row>
          <table:table-cell table:style-name="EvenCell">
            <text:p>Du « waouh » au « ah ouais ? » : fabriquer avec la machine et comprendre ce qu’on fabrique</text:p>
          </table:table-cell>
          <table:table-cell table:style-name="EvenCell">
            <text:p>Focus de la lettre 28</text:p>
          </table:table-cell>
          <table:table-cell table:style-name="EvenCell">
            <text:p>https://www.uneiaparjour.fr/du-waouh-au-ah-ouais-fabriquer-avec-la-machine-et-comprendre-ce-quon-fabriqu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3/2026</text:p>
          </table:table-cell>
        </table:table-row>
        <table:table-row>
          <table:table-cell table:style-name="DataCell">
            <text:p>Medo</text:p>
          </table:table-cell>
          <table:table-cell table:style-name="DataCell">
            <text:p>Medo (https://medo.dev) génère des applications à partir d’une instructionDeux modes de génération, « fast » et « Deep Build », des extensions et des designs sont proposés.</text:p>
          </table:table-cell>
          <table:table-cell table:style-name="DataCell">
            <text:p>https://www.uneiaparjour.fr/medo/</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3/2026</text:p>
          </table:table-cell>
        </table:table-row>
        <table:table-row>
          <table:table-cell table:style-name="EvenCell">
            <text:p>Intangible</text:p>
          </table:table-cell>
          <table:table-cell table:style-name="EvenCell">
            <text:p>Intangible (https://studio.intangible.ai) génère des scènes 3D à partir d’une image.</text:p>
          </table:table-cell>
          <table:table-cell table:style-name="EvenCell">
            <text:p>https://www.uneiaparjour.fr/intangible/</text:p>
          </table:table-cell>
          <table:table-cell table:style-name="EvenCatCell">
            <text:p>images</text:p>
          </table:table-cell>
          <table:table-cell table:style-name="EvenCatCell">
            <text:p>images 3D</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12/03/2026</text:p>
          </table:table-cell>
        </table:table-row>
        <table:table-row>
          <table:table-cell table:style-name="DataCell">
            <text:p>Cloudfare Build</text:p>
          </table:table-cell>
          <table:table-cell table:style-name="DataCell">
            <text:p>Cloudfare Build (Docuentation : https://github.com/cloudflare/vibesdk et démonstration : https://build.cloudflare.dev/) génère des applications à partir d’instructions et d’agents préconfigurés (et éconfigurables).</text:p>
          </table:table-cell>
          <table:table-cell table:style-name="DataCell">
            <text:p>https://www.uneiaparjour.fr/cloudfare-build/</text:p>
          </table:table-cell>
          <table:table-cell table:style-name="CatCell">
            <text:p>applic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3/2026</text:p>
          </table:table-cell>
        </table:table-row>
        <table:table-row>
          <table:table-cell table:style-name="EvenCell">
            <text:p>Trivia Pixel</text:p>
          </table:table-cell>
          <table:table-cell table:style-name="EvenCell">
            <text:p>Trivia Pixel (https://www.triviapixel.com/) génére des quiz à partir d’un thème donné, à réaliser en solo ou en mode compétition.</text:p>
          </table:table-cell>
          <table:table-cell table:style-name="EvenCell">
            <text:p>https://www.uneiaparjour.fr/trivia-pixel/</text:p>
          </table:table-cell>
          <table:table-cell table:style-name="EvenCatCell">
            <text:p>quiz et flashcard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0/03/2026</text:p>
          </table:table-cell>
        </table:table-row>
        <table:table-row>
          <table:table-cell table:style-name="DataCell">
            <text:p>Pandada</text:p>
          </table:table-cell>
          <table:table-cell table:style-name="DataCell">
            <text:p>Pandada (https://pandada.ai/) est un chatbot spécialisé dans l’analyse de données et dans les recherches complexes.</text:p>
          </table:table-cell>
          <table:table-cell table:style-name="DataCell">
            <text:p>https://www.uneiaparjour.fr/pandada/</text:p>
          </table:table-cell>
          <table:table-cell table:style-name="CatCell">
            <text:p>chatbot</text:p>
          </table:table-cell>
          <table:table-cell table:style-name="CatCell">
            <text:p>donnée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09/03/2026</text:p>
          </table:table-cell>
        </table:table-row>
        <table:table-row>
          <table:table-cell table:style-name="EvenCell">
            <text:p>Ai pdf reader</text:p>
          </table:table-cell>
          <table:table-cell table:style-name="EvenCell">
            <text:p>Ai pdf reader (https://aipdfreader.net/fr) résume des documents pdf et permet de les interroger via un chatbot.</text:p>
          </table:table-cell>
          <table:table-cell table:style-name="EvenCell">
            <text:p>https://www.uneiaparjour.fr/ai-pdf-reader/</text:p>
          </table:table-cell>
          <table:table-cell table:style-name="EvenCatCell">
            <text:p>chatbot</text:p>
          </table:table-cell>
          <table:table-cell table:style-name="EvenCatCell">
            <text:p>document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08/03/2026</text:p>
          </table:table-cell>
        </table:table-row>
        <table:table-row>
          <table:table-cell table:style-name="DataCell">
            <text:p>Mercury 2 : quand les textes émergent comme des images</text:p>
          </table:table-cell>
          <table:table-cell table:style-name="DataCell">
            <text:p>Focus de la lettre 27</text:p>
          </table:table-cell>
          <table:table-cell table:style-name="DataCell">
            <text:p>https://www.uneiaparjour.fr/mercury-2-quand-les-textes-emergent-comme-des-images/</text:p>
          </table:table-cell>
          <table:table-cell table:style-name="CatCell">
            <text:p>Focu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3/2026</text:p>
          </table:table-cell>
        </table:table-row>
        <table:table-row>
          <table:table-cell table:style-name="EvenCell">
            <text:p>Flames</text:p>
          </table:table-cell>
          <table:table-cell table:style-name="EvenCell">
            <text:p>Flames (https://flames.blue/) génère des applications à partir d’une instruction.</text:p>
          </table:table-cell>
          <table:table-cell table:style-name="EvenCell">
            <text:p>https://www.uneiaparjour.fr/flames/</text:p>
          </table:table-cell>
          <table:table-cell table:style-name="EvenCatCell">
            <text:p>appli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3/2026</text:p>
          </table:table-cell>
        </table:table-row>
        <table:table-row>
          <table:table-cell table:style-name="DataCell">
            <text:p>Formhug</text:p>
          </table:table-cell>
          <table:table-cell table:style-name="DataCell">
            <text:p>Formhug (https://formhug.ai/) propose la création de formulaire, de quiz sans ou avec l’aide de l’IA générative.</text:p>
          </table:table-cell>
          <table:table-cell table:style-name="DataCell">
            <text:p>https://www.uneiaparjour.fr/formhug/</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3/2026</text:p>
          </table:table-cell>
        </table:table-row>
        <table:table-row>
          <table:table-cell table:style-name="EvenCell">
            <text:p>Axell</text:p>
          </table:table-cell>
          <table:table-cell table:style-name="EvenCell">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EvenCell">
            <text:p>https://www.uneiaparjour.fr/axell/</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ell">
            <text:p>05/03/2026</text:p>
          </table:table-cell>
        </table:table-row>
        <table:table-row>
          <table:table-cell table:style-name="DataCell">
            <text:p>Komos</text:p>
          </table:table-cell>
          <table:table-cell table:style-name="DataCell">
            <text:p>Komos (https://www.komos.ai/) est un ensemble d’agents qui permettent d’automatiser des tâches sur le web.</text:p>
          </table:table-cell>
          <table:table-cell table:style-name="DataCell">
            <text:p>https://www.uneiaparjour.fr/komos/</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3/2026</text:p>
          </table:table-cell>
        </table:table-row>
        <table:table-row>
          <table:table-cell table:style-name="EvenCell">
            <text:p>Arcanon</text:p>
          </table:table-cell>
          <table:table-cell table:style-name="EvenCell">
            <text:p>Arcanon (https://arcanon-ai.vercel.app/) convoque les pensées de Descartes, Artistote, Machiaviel et Han Fei autour d’un sujet proposé.</text:p>
          </table:table-cell>
          <table:table-cell table:style-name="EvenCell">
            <text:p>https://www.uneiaparjour.fr/arcanon/</text:p>
          </table:table-cell>
          <table:table-cell table:style-name="EvenCatCell">
            <text:p>chatbot</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3/03/2026</text:p>
          </table:table-cell>
        </table:table-row>
        <table:table-row>
          <table:table-cell table:style-name="DataCell">
            <text:p>Monodesk</text:p>
          </table:table-cell>
          <table:table-cell table:style-name="DataCell">
            <text:p>Monodesk (https://www.monodesk.com/) propose trois outils de gestion de projet liés dans une même interface : agenda, tableau Kanban et base de contacts / clients. Ces trois outils peuvent être automatisés via un chatbot.</text:p>
          </table:table-cell>
          <table:table-cell table:style-name="DataCell">
            <text:p>https://www.uneiaparjour.fr/monodesk/</text:p>
          </table:table-cell>
          <table:table-cell table:style-name="CatCell">
            <text:p>automatisation</text:p>
          </table:table-cell>
          <table:table-cell table:style-name="CatCell">
            <text:p>chatbot</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2/03/2026</text:p>
          </table:table-cell>
        </table:table-row>
        <table:table-row>
          <table:table-cell table:style-name="EvenCell">
            <text:p>Mercury 2</text:p>
          </table:table-cell>
          <table:table-cell table:style-name="EvenCell">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EvenCell">
            <text:p>https://www.uneiaparjour.fr/mercury-2/</text:p>
          </table:table-cell>
          <table:table-cell table:style-name="EvenCatCell">
            <text:p>chatbot</text:p>
          </table:table-cell>
          <table:table-cell table:style-name="EvenCatCell">
            <text:p>LLM</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01/03/2026</text:p>
          </table:table-cell>
        </table:table-row>
        <table:table-row>
          <table:table-cell table:style-name="DataCell">
            <text:p>Tout générer d’un seul endroit : aubaine ou disparition du geste créatif ?</text:p>
          </table:table-cell>
          <table:table-cell table:style-name="DataCell">
            <text:p>Avant de monter à vélo, je vous signale une petite nouveauté sur le site : j’ai regroupé dans une page dédiée tous les focus de nos lettres. Cela nous permettra de les retrouver plus facilement et pour moi de les citer au besoin comme je vais le faire aujourd’hui ;).</text:p>
          </table:table-cell>
          <table:table-cell table:style-name="DataCell">
            <text:p>https://www.uneiaparjour.fr/tout-generer-dun-seul-endroit-aubaine-ou-disparition-du-geste-creatif/</text:p>
          </table:table-cell>
          <table:table-cell table:style-name="CatCell">
            <text:p>Focu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2/2026</text:p>
          </table:table-cell>
        </table:table-row>
        <table:table-row>
          <table:table-cell table:style-name="EvenCell">
            <text:p>Variant</text:p>
          </table:table-cell>
          <table:table-cell table:style-name="EvenCell">
            <text:p>Variant (https://variant.com/) génère des designs de sites ou d’applications à partir d’une instruction.</text:p>
          </table:table-cell>
          <table:table-cell table:style-name="EvenCell">
            <text:p>https://www.uneiaparjour.fr/variant/</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2/2026</text:p>
          </table:table-cell>
        </table:table-row>
        <table:table-row>
          <table:table-cell table:style-name="DataCell">
            <text:p>Anuma</text:p>
          </table:table-cell>
          <table:table-cell table:style-name="DataCell">
            <text:p>Anuma (https://www.anuma.ai/) est un chatbot texte et image intégrant plusieurs modèles dans deux modes : privé et public.</text:p>
          </table:table-cell>
          <table:table-cell table:style-name="DataCell">
            <text:p>https://www.uneiaparjour.fr/anuma/</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7/02/2026</text:p>
          </table:table-cell>
        </table:table-row>
        <table:table-row>
          <table:table-cell table:style-name="EvenCell">
            <text:p>Flow + Nano Banana 2</text:p>
          </table:table-cell>
          <table:table-cell table:style-name="EvenCell">
            <text:p>Flow (https://labs.google/fx/fr/tools/flow/) génère des vidéos sonorisées à partir d’une instruction texte qui peut être augmentée d’images.</text:p>
          </table:table-cell>
          <table:table-cell table:style-name="EvenCell">
            <text:p>https://www.uneiaparjour.fr/flow-nano-banana-2/</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2/2026</text:p>
          </table:table-cell>
        </table:table-row>
        <table:table-row>
          <table:table-cell table:style-name="DataCell">
            <text:p>Runable</text:p>
          </table:table-cell>
          <table:table-cell table:style-name="DataCell">
            <text:p>Runable (https://runable.com) réunit dans une même application plusieurs modèles récents et agents pour générer différents types de contenus texte, image, vidéo et voix.</text:p>
          </table:table-cell>
          <table:table-cell table:style-name="DataCell">
            <text:p>https://www.uneiaparjour.fr/runable/</text:p>
          </table:table-cell>
          <table:table-cell table:style-name="CatCell">
            <text:p>chatbot</text:p>
          </table:table-cell>
          <table:table-cell table:style-name="CatCell">
            <text:p>images</text:p>
          </table:table-cell>
          <table:table-cell table:style-name="CatCell">
            <text:p>infographie</text:p>
          </table:table-cell>
          <table:table-cell table:style-name="CatCell">
            <text:p>site web</text:p>
          </table:table-cell>
          <table:table-cell table:style-name="CatCell">
            <text:p>vidéo</text:p>
          </table:table-cell>
          <table:table-cell table:style-name="CatCell">
            <text:p>voix</text:p>
          </table:table-cell>
          <table:table-cell table:style-name="DataCell">
            <text:p>25/02/2026</text:p>
          </table:table-cell>
        </table:table-row>
        <table:table-row>
          <table:table-cell table:style-name="EvenCell">
            <text:p>Litgrades</text:p>
          </table:table-cell>
          <table:table-cell table:style-name="EvenCell">
            <text:p>Litgrades (https://litgrades.com/) génère des flashcards, des fiches de travail pour les enseignants et des fiches de révision à partir d’une instruction et des sujets liés.</text:p>
          </table:table-cell>
          <table:table-cell table:style-name="EvenCell">
            <text:p>https://www.uneiaparjour.fr/litgrades/</text:p>
          </table:table-cell>
          <table:table-cell table:style-name="EvenCatCell">
            <text:p>éducation</text:p>
          </table:table-cell>
          <table:table-cell table:style-name="EvenCatCell">
            <text:p>quiz et flashcard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4/02/2026</text:p>
          </table:table-cell>
        </table:table-row>
        <table:table-row>
          <table:table-cell table:style-name="DataCell">
            <text:p>Findtube</text:p>
          </table:table-cell>
          <table:table-cell table:style-name="DataCell">
            <text:p>Findtube (https://findtube.ai/) couple moteur de recherche spécialisé dans les vidéos Youtube et modules d’apprentissages qui s’appuyent sur ces mêmes vidéos.</text:p>
          </table:table-cell>
          <table:table-cell table:style-name="DataCell">
            <text:p>https://www.uneiaparjour.fr/findtube/</text:p>
          </table:table-cell>
          <table:table-cell table:style-name="CatCell">
            <text:p>éducation</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2/2026</text:p>
          </table:table-cell>
        </table:table-row>
        <table:table-row>
          <table:table-cell table:style-name="EvenCell">
            <text:p>Gemini Music (Lyria 3)</text:p>
          </table:table-cell>
          <table:table-cell table:style-name="EvenCell">
            <text:p>Lyria 3 est le modèle de génération de musique intégré à Gemini (description : https://deepmind.google/models/lyria/ et accès direct : https://gemini.google.com/music).</text:p>
          </table:table-cell>
          <table:table-cell table:style-name="EvenCell">
            <text:p>https://www.uneiaparjour.fr/gemini-music-lyria-3/</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2/2026</text:p>
          </table:table-cell>
        </table:table-row>
        <table:table-row>
          <table:table-cell table:style-name="DataCell">
            <text:p>Deep Scholar</text:p>
          </table:table-cell>
          <table:table-cell table:style-name="DataCell">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DataCell">
            <text:p>https://www.uneiaparjour.fr/deep-scholar/</text:p>
          </table:table-cell>
          <table:table-cell table:style-name="CatCell">
            <text:p>open source</text:p>
          </table:table-cell>
          <table:table-cell table:style-name="CatCell">
            <text:p>recherch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21/02/2026</text:p>
          </table:table-cell>
        </table:table-row>
        <table:table-row>
          <table:table-cell table:style-name="EvenCell">
            <text:p>L’IA, une nouvelle normalité ?</text:p>
          </table:table-cell>
          <table:table-cell table:style-name="EvenCell">
            <text:p>Doodle Duel, que vous retrouverez dans les publications, a été le déclencheur de ce focus. Au-delà du jeu lui-même, c’est la réflexion qu’il a déclenchée que je tenais à vous partager aujourd’hui.</text:p>
          </table:table-cell>
          <table:table-cell table:style-name="EvenCell">
            <text:p>https://www.uneiaparjour.fr/lia-une-nouvelle-normalit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2/2026</text:p>
          </table:table-cell>
        </table:table-row>
        <table:table-row>
          <table:table-cell table:style-name="DataCell">
            <text:p>Figy</text:p>
          </table:table-cell>
          <table:table-cell table:style-name="DataCell">
            <text:p>Figy (https://figy.ai) génère des flashcards à partir d’un document.Trois types de cartes sont proposés : questions / réponses, texte à trou et choix multiples.</text:p>
          </table:table-cell>
          <table:table-cell table:style-name="DataCell">
            <text:p>https://www.uneiaparjour.fr/figy/</text:p>
          </table:table-cell>
          <table:table-cell table:style-name="CatCell">
            <text:p>quiz et flashcard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2/2026</text:p>
          </table:table-cell>
        </table:table-row>
        <table:table-row>
          <table:table-cell table:style-name="EvenCell">
            <text:p>Teachermatics</text:p>
          </table:table-cell>
          <table:table-cell table:style-name="EvenCell">
            <text:p>Teachermatics (https://teachermatic.com/) regroupe un ensemble de générateurs dédiés à l’enseignement (plus de 80 : plans de cours, quizz, flashcards, questions, etc.).</text:p>
          </table:table-cell>
          <table:table-cell table:style-name="EvenCell">
            <text:p>https://www.uneiaparjour.fr/teachermatics/</text:p>
          </table:table-cell>
          <table:table-cell table:style-name="EvenCatCell">
            <text:p>éducation</text:p>
          </table:table-cell>
          <table:table-cell table:style-name="EvenCatCell">
            <text:p>quiz et flashcard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9/02/2026</text:p>
          </table:table-cell>
        </table:table-row>
        <table:table-row>
          <table:table-cell table:style-name="DataCell">
            <text:p>Slides orator</text:p>
          </table:table-cell>
          <table:table-cell table:style-name="DataCell">
            <text:p>Slides orator (https://www.slidesorator.com/) génère une vidéo explicative avec un avatar 3D audio à partir d’un pdf.</text:p>
          </table:table-cell>
          <table:table-cell table:style-name="DataCell">
            <text:p>https://www.uneiaparjour.fr/slides-orator/</text:p>
          </table:table-cell>
          <table:table-cell table:style-name="CatCell">
            <text:p>chatbot</text:p>
          </table:table-cell>
          <table:table-cell table:style-name="CatCell">
            <text:p>présentation</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DataCell">
            <text:p>18/02/2026</text:p>
          </table:table-cell>
        </table:table-row>
        <table:table-row>
          <table:table-cell table:style-name="EvenCell">
            <text:p>Doodle Duel</text:p>
          </table:table-cell>
          <table:table-cell table:style-name="EvenCell">
            <text:p>Doodle Duel (https://doodleduel.ai/) est un jeu de dessin où il faut dessiner le mot ou l’expression donnés le plus rapidement possible. L’IA juge si le dessin représente suffisamment ce qui était demandé ou non.</text:p>
          </table:table-cell>
          <table:table-cell table:style-name="EvenCell">
            <text:p>https://www.uneiaparjour.fr/doodle-duel/</text:p>
          </table:table-cell>
          <table:table-cell table:style-name="EvenCatCell">
            <text:p>jeu 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2/2026</text:p>
          </table:table-cell>
        </table:table-row>
        <table:table-row>
          <table:table-cell table:style-name="DataCell">
            <text:p>VoooAI</text:p>
          </table:table-cell>
          <table:table-cell table:style-name="DataCell">
            <text:p>VoooAI (https://voooai.com/) génère des images, vidéos et morceaux de musique à partir d’un flux de production (« workflow ») : une instruction génère un contenu qui devient source d’une autre instruction etc.</text:p>
          </table:table-cell>
          <table:table-cell table:style-name="DataCell">
            <text:p>https://www.uneiaparjour.fr/voooai/</text:p>
          </table:table-cell>
          <table:table-cell table:style-name="CatCell">
            <text:p>images</text:p>
          </table:table-cell>
          <table:table-cell table:style-name="CatCell">
            <text:p>musiqu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16/02/2026</text:p>
          </table:table-cell>
        </table:table-row>
        <table:table-row>
          <table:table-cell table:style-name="EvenCell">
            <text:p>Inkr</text:p>
          </table:table-cell>
          <table:table-cell table:style-name="EvenCell">
            <text:p>Inkr (https://inkr.app/) retranscrit de l’audio issu de fichiers audio ou vidéo, d’une URL ou d’un enregistrement en direct.</text:p>
          </table:table-cell>
          <table:table-cell table:style-name="EvenCell">
            <text:p>https://www.uneiaparjour.fr/inkr/</text:p>
          </table:table-cell>
          <table:table-cell table:style-name="EvenCatCell">
            <text:p>chatbot</text:p>
          </table:table-cell>
          <table:table-cell table:style-name="EvenCatCell">
            <text:p>documents</text:p>
          </table:table-cell>
          <table:table-cell table:style-name="EvenCatCell">
            <text:p>voix</text:p>
          </table:table-cell>
          <table:table-cell table:style-name="EvenCatCell">
            <text:p>youtube</text:p>
          </table:table-cell>
          <table:table-cell table:style-name="EvenCatCell">
            <text:p/>
          </table:table-cell>
          <table:table-cell table:style-name="EvenCatCell">
            <text:p/>
          </table:table-cell>
          <table:table-cell table:style-name="EvenCell">
            <text:p>15/02/2026</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